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4.685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1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3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4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4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1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2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3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4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4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1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1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4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4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1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2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4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4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4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4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4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1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3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2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1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2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4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1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4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1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1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1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2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2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4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1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1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1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3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2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1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1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4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4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2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 table:number-columns-repeated="2"/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4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5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8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1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1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2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9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1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4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4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4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1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3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2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0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4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4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9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0"/>
          <table:table-cell table:style-name="ce11"/>
          <table:table-cell table:style-name="ce2"/>
          <table:table-cell table:number-columns-repeated="1003"/>
        </table:table-row>
        <table:table-row table:style-name="ro3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1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4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8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1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4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1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1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3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2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8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1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2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3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2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4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4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7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3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11" table:number-rows-repeated="65241">
          <table:table-cell table:number-columns-repeated="1015"/>
        </table:table-row>
        <table:table-row table:style-name="ro11">
          <table:table-cell table:style-name="Default" table:number-columns-repeated="11"/>
          <table:table-cell table:number-columns-repeated="1004"/>
        </table:table-row>
        <table:table-row table:style-name="ro11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2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N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18/04/2016</text:date>, <text:time>14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4-18T14:00:15.34</dc:date>
    <meta:editing-duration>PT62H05M33S</meta:editing-duration>
    <meta:editing-cycles>416</meta:editing-cycles>
    <meta:generator>OpenOffice.org/3.0$Win32 OpenOffice.org_project/300m15$Build-9379</meta:generator>
    <meta:document-statistic meta:table-count="3" meta:cell-count="2307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